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d5c72" officeooo:paragraph-rsid="001d5c7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ntee → El que recibe el privilegio<text:tab/></text:p>
      <text:p text:style-name="P3">Grantor → El que recibe el privilegio</text:p>
      <text:p text:style-name="P1"/>
      <text:p text:style-name="P1">-Ejer 1</text:p>
      <text:p text:style-name="Standard"/>
      <text:p text:style-name="Standard">for $x in //pelicula/actores/actor[2]</text:p>
      <text:p text:style-name="Standard">return &lt;data&gt;{data($x/nombre)} - {data($x/apellido)}&lt;/data&gt;</text:p>
      <text:p text:style-name="Standard"/>
      <text:p text:style-name="Standard"/>
      <text:p text:style-name="P1">-Ejer 2</text:p>
      <text:p text:style-name="Standard"/>
      <text:p text:style-name="Standard">for $x in //pelicula</text:p>
      <text:p text:style-name="Standard">order by $x/año descending</text:p>
      <text:p text:style-name="Standard">return $x/titulo</text:p>
      <text:p text:style-name="Standard"/>
      <text:p text:style-name="Standard"/>
      <text:p text:style-name="P1">-Ejer 3</text:p>
      <text:p text:style-name="Standard"/>
      <text:p text:style-name="Standard">for $x in //pelicula</text:p>
      <text:p text:style-name="Standard">order by $x/director </text:p>
      <text:p text:style-name="Standard">return upper-case($x/director)</text:p>
      <text:p text:style-name="Standard"/>
      <text:p text:style-name="Standard"/>
      <text:p text:style-name="P1">-Ejer 4</text:p>
      <text:p text:style-name="P1"/>
      <text:p text:style-name="Standard">for $x in //pelicula</text:p>
      <text:p text:style-name="Standard">return &lt;data&gt;{data($x/titulo)}-{count($x/actores/actor)}&lt;/data&gt;</text:p>
      <text:p text:style-name="Standard"/>
      <text:p text:style-name="Standard"/>
      <text:p text:style-name="P1">-Ejer 5</text:p>
      <text:p text:style-name="Standard"/>
      <text:p text:style-name="Standard">&lt;html&gt;</text:p>
      <text:p text:style-name="Standard">&lt;body&gt;</text:p>
      <text:p text:style-name="Standard">&lt;ul&gt;</text:p>
      <text:p text:style-name="Standard">{</text:p>
      <text:p text:style-name="Standard">for $x in doc("EXAMEN_XQUERY")//pelicula</text:p>
      <text:p text:style-name="Standard">return &lt;li&gt;data(&lt;data&gt;{data($x/titulo)} ({data($x/año)})&lt;/data&gt;)&lt;/li&gt;</text:p>
      <text:p text:style-name="Standard">}</text:p>
      <text:p text:style-name="Standard">&lt;/ul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7:35:45.050138006</meta:creation-date>
    <dc:date>2023-06-01T09:05:18.695000000</dc:date>
    <meta:editing-duration>PT10M30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7" meta:word-count="72" meta:character-count="568" meta:non-whitespace-character-count="521"/>
  </office:meta>
</office:document-meta>
</file>